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solid" draw:fill-color="#dee6ef" draw:textarea-horizontal-align="justify" draw:textarea-vertical-align="middle" draw:auto-grow-height="false" fo:min-height="8.244cm" fo:min-width="12.494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476cm" fo:min-width="11.226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023cm" fo:min-width="1.774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023cm" fo:min-width="2.743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draw:stroke="none" draw:fill-color="#00a933" draw:textarea-vertical-align="middle" draw:auto-grow-height="false" fo:min-height="0.116cm" fo:min-width="1.064cm"/>
    </style:style>
    <style:style style:name="gr6" style:family="graphic" style:parent-style-name="standard">
      <style:graphic-properties draw:stroke="none" draw:fill-color="#00a933" draw:textarea-vertical-align="middle" draw:auto-grow-height="false" fo:min-height="0.116cm" fo:min-width="1.121cm"/>
    </style:style>
    <style:style style:name="gr7" style:family="graphic" style:parent-style-name="standard">
      <style:graphic-properties draw:stroke="none" draw:fill-color="#00a933" draw:textarea-horizontal-align="justify" draw:textarea-vertical-align="middle" draw:auto-grow-height="false" fo:min-height="0.25cm" fo:min-width="2.563cm"/>
    </style:style>
    <style:style style:name="gr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3.958cm" fo:min-width="10.958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draw:stroke="none" draw:fill-color="#ffbf00" draw:textarea-horizontal-align="justify" draw:textarea-vertical-align="middle" draw:auto-grow-height="false" fo:min-height="1.352cm" fo:min-width="0cm"/>
    </style:style>
    <style:style style:name="gr10" style:family="graphic" style:parent-style-name="standard">
      <style:graphic-properties draw:stroke="none" draw:fill-color="#ffbf00" draw:textarea-horizontal-align="justify" draw:textarea-vertical-align="middle" draw:auto-grow-height="false" fo:min-height="1.5cm" fo:min-width="0cm"/>
    </style:style>
    <style:style style:name="gr11" style:family="graphic" style:parent-style-name="standard">
      <style:graphic-properties draw:stroke="none" svg:stroke-width="0.081cm" svg:stroke-color="#000000" draw:marker-start-width="0.321cm" draw:marker-end-width="0.321cm" draw:fill="none" draw:textarea-horizontal-align="justify" draw:textarea-vertical-align="middle" draw:auto-grow-height="false" fo:min-height="0.798cm" fo:min-width="3.548cm" fo:padding-top="0.165cm" fo:padding-bottom="0.165cm" fo:padding-left="0.29cm" fo:padding-right="0.29cm"/>
      <style:paragraph-properties style:writing-mode="lr-tb"/>
    </style:style>
    <style:style style:name="gr12" style:family="graphic" style:parent-style-name="objectwithoutfill">
      <style:graphic-properties draw:stroke="solid" svg:stroke-color="#ff0000" draw:marker-end="Estremità_20_linea_20_1" draw:marker-end-width="0.3cm" draw:fill="none" draw:textarea-vertical-align="middle"/>
    </style:style>
    <style:style style:name="gr13" style:family="graphic" style:parent-style-name="objectwithoutfill">
      <style:graphic-properties draw:stroke="solid" svg:stroke-color="#ff0000" draw:marker-end="Estremità_20_linea_20_2" draw:marker-end-width="0.3cm" draw:fill="none" draw:textarea-vertical-align="middle"/>
    </style:style>
    <style:style style:name="gr14" style:family="graphic" style:parent-style-name="objectwithoutfill">
      <style:graphic-properties draw:stroke="solid" svg:stroke-color="#ff0000" draw:marker-end="Estremità_20_linea_20_3" draw:marker-end-width="0.3cm" draw:fill="none" draw:textarea-vertical-align="middle"/>
    </style:style>
    <style:style style:name="gr15" style:family="graphic" style:parent-style-name="standard">
      <style:graphic-properties draw:stroke="none" svg:stroke-width="0.081cm" svg:stroke-color="#000000" draw:marker-start-width="0.321cm" draw:marker-end-width="0.321cm" draw:fill="none" draw:textarea-horizontal-align="justify" draw:textarea-vertical-align="middle" draw:auto-grow-height="false" fo:min-height="1.023cm" fo:min-width="2.743cm" fo:padding-top="0.165cm" fo:padding-bottom="0.165cm" fo:padding-left="0.29cm" fo:padding-right="0.29cm"/>
      <style:paragraph-properties style:writing-mode="lr-tb"/>
    </style:style>
    <style:style style:name="gr16" style:family="graphic" style:parent-style-name="objectwithoutfill">
      <style:graphic-properties draw:stroke="solid" svg:stroke-color="#ff0000" draw:marker-end="Estremità_20_linea_20_4" draw:marker-end-width="0.3cm" draw:fill="none" draw:textarea-vertical-align="middle"/>
    </style:style>
    <style:style style:name="gr17" style:family="graphic" style:parent-style-name="objectwithoutfill">
      <style:graphic-properties draw:stroke="solid" svg:stroke-color="#ff0000" draw:marker-end="Estremità_20_linea_20_5" draw:marker-end-width="0.3cm" draw:fill="none" draw:textarea-vertical-align="middle"/>
    </style:style>
    <style:style style:name="gr18" style:family="graphic" style:parent-style-name="objectwithoutfill">
      <style:graphic-properties draw:stroke="solid" svg:stroke-color="#ff0000" draw:marker-end="Estremità_20_linea_20_6" draw:marker-end-width="0.3cm" draw:fill="none" draw:textarea-vertical-align="middl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loext:graphic-properties draw:fill-color="#ffb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14cm" svg:height="9.5cm" svg:x="8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2cm" svg:height="2cm" svg:x="9cm" svg:y="13cm">
          <text:p text:style-name="P2">MEMORIA CENTRALE</text:p>
          <text:p text:style-name="P2">(RAM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5cm" svg:height="1.499cm" svg:x="13.53cm" svg:y="6.901cm">
          <text:p text:style-name="P2">A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5cm" svg:height="1.499cm" svg:x="10.03cm" svg:y="9.001cm">
          <text:p text:style-name="P2">C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3.469cm" svg:height="1.499cm" svg:x="16.531cm" svg:y="9.001cm">
          <text:p text:style-name="P2">REGISTR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3" draw:id="id3" draw:layer="layout" svg:width="2.75cm" svg:height="1.552cm" svg:x="10.5cm" svg:y="7.198cm">
          <text:p/>
          <draw:enhanced-geometry svg:viewBox="0 0 21600 21600" draw:mirror-horizontal="true" draw:text-areas="?f2 ?f7 ?f1 ?f1 ?f7 ?f2 ?f1 ?f1" draw:mirror-vertical="true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6" draw:text-style-name="P4" xml:id="id2" draw:id="id2" draw:layer="layout" svg:width="2.85cm" svg:height="1.552cm" svg:x="16.25cm" svg:y="7.198cm">
          <text:p/>
          <draw:enhanced-geometry svg:viewBox="0 0 21600 21600" draw:mirror-horizontal="false" draw:text-areas="?f2 ?f7 ?f1 ?f1 ?f7 ?f2 ?f1 ?f1" draw:mirror-vertical="true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7" draw:text-style-name="P4" xml:id="id4" draw:id="id4" draw:layer="layout" svg:width="3.5cm" svg:height="1cm" svg:x="12.8cm" svg:y="9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12cm" svg:height="4.75cm" svg:x="9cm" svg:y="6.5cm">
          <text:p text:style-name="P2"/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xml:id="id6" draw:id="id6" draw:layer="layout" svg:width="0.75cm" svg:height="2cm" svg:x="10.9cm" svg:y="10.6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5" xml:id="id8" draw:id="id8" draw:layer="layout" svg:width="0.75cm" svg:height="2cm" svg:x="16.901cm" svg:y="10.65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5" xml:id="id10" draw:id="id10" draw:layer="layout" svg:width="0.75cm" svg:height="2cm" svg:x="18.5cm" svg:y="10.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3" xml:id="id1" draw:id="id1" draw:layer="layout" svg:width="4.25cm" svg:height="1.25cm" svg:x="14.75cm" svg:y="3.25cm">
          <text:p text:style-name="P2">BUS INTERN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3" draw:layer="layout" draw:type="line" svg:x1="16.875cm" svg:y1="4.5cm" svg:x2="17.675cm" svg:y2="7.198cm" draw:start-shape="id1" draw:start-glue-point="2" draw:end-shape="id2" draw:end-glue-point="2" svg:d="M16875 4500l800 2698" svg:viewBox="0 0 801 2699">
          <text:p/>
        </draw:connector>
        <draw:connector draw:style-name="gr13" draw:text-style-name="P3" draw:layer="layout" draw:type="line" svg:x1="16.875cm" svg:y1="4.5cm" svg:x2="11.875cm" svg:y2="7.198cm" draw:start-shape="id1" draw:start-glue-point="2" draw:end-shape="id3" draw:end-glue-point="2" svg:d="M16875 4500l-5000 2698" svg:viewBox="0 0 5001 2699">
          <text:p/>
        </draw:connector>
        <draw:connector draw:style-name="gr14" draw:text-style-name="P3" draw:layer="layout" draw:type="line" svg:x1="16.875cm" svg:y1="4.5cm" svg:x2="14.55cm" svg:y2="9.3cm" draw:start-shape="id1" draw:start-glue-point="2" draw:end-shape="id4" draw:end-glue-point="0" svg:d="M16875 4500l-2325 4800" svg:viewBox="0 0 2326 4801">
          <text:p/>
        </draw:connector>
        <draw:custom-shape draw:style-name="gr15" draw:text-style-name="P3" xml:id="id5" draw:id="id5" draw:layer="layout" svg:width="3.469cm" svg:height="1.499cm" svg:x="2.75cm" svg:y="11.751cm">
          <text:p text:style-name="P2">BUS DI</text:p>
          <text:p text:style-name="P2">CONTROLL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3" draw:layer="layout" draw:type="line" svg:x1="6.219cm" svg:y1="12.5cm" svg:x2="10.9cm" svg:y2="11.65cm" draw:start-shape="id5" draw:start-glue-point="1" draw:end-shape="id6" draw:end-glue-point="3" svg:d="M6219 12500l4681-850" svg:viewBox="0 0 4682 851">
          <text:p/>
        </draw:connector>
        <draw:custom-shape draw:style-name="gr15" draw:text-style-name="P3" xml:id="id7" draw:id="id7" draw:layer="layout" svg:width="3.469cm" svg:height="1.499cm" svg:x="6.752cm" svg:y="16.751cm">
          <text:p text:style-name="P2">BUS DAT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3" draw:layer="layout" draw:type="line" svg:x1="8.486cm" svg:y1="16.751cm" svg:x2="16.901cm" svg:y2="11.651cm" draw:start-shape="id7" draw:start-glue-point="0" draw:end-shape="id8" draw:end-glue-point="3" svg:d="M8486 16751l8415-5100" svg:viewBox="0 0 8416 5101">
          <text:p/>
        </draw:connector>
        <draw:custom-shape draw:style-name="gr15" draw:text-style-name="P3" xml:id="id9" draw:id="id9" draw:layer="layout" svg:width="3.469cm" svg:height="1.499cm" svg:x="20.752cm" svg:y="16.751cm">
          <text:p text:style-name="P2">BUS</text:p>
          <text:p text:style-name="P2">INDIRIZZ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3" draw:layer="layout" draw:type="line" svg:x1="22.486cm" svg:y1="16.751cm" svg:x2="19.25cm" svg:y2="11.75cm" draw:start-shape="id9" draw:start-glue-point="0" draw:end-shape="id10" draw:end-glue-point="1" svg:d="M22486 16751l-3236-5001" svg:viewBox="0 0 3237 500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draw:marker draw:name="Estremità_20_linea_20_4" draw:display-name="Estremità linea 4" svg:viewBox="0 0 20 20" svg:d="M0 20l10-20 10 20z"/>
    <draw:marker draw:name="Estremità_20_linea_20_5" draw:display-name="Estremità linea 5" svg:viewBox="0 0 20 20" svg:d="M0 20l10-20 10 20z"/>
    <draw:marker draw:name="Estremità_20_linea_20_6" draw:display-name="Estremità linea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9T12:03:25.720305663</meta:creation-date>
    <dc:date>2023-01-19T12:57:07.233646385</dc:date>
    <meta:editing-duration>PT12M51S</meta:editing-duration>
    <meta:editing-cycles>1</meta:editing-cycles>
    <meta:document-statistic meta:object-count="22"/>
    <meta:generator>LibreOffice/7.0.4.2$Linux_X86_64 LibreOffice_project/00$Build-2</meta:generator>
  </office:meta>
</office:document-meta>
</file>